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9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fi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it ini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dded gitigno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it add .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it commit -m ‘First commit’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it remote add origin <text:a xlink:href="https://github.com/spankyf/RecipeApi.git" xlink:type="simple">https://github.com/spankyf/RecipeApi.git</text:a>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it remote -v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it push origin maste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ython3 -m venv venv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urce venv/bin/activat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p install Djang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ip install Djangorestframewor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jango-admin startproject recipesuggester .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jango-admin startapp api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ython3 manage.py runserver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ython3 manage.py migrat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dded admin path to app urls in recipesuggester</text:p>
          </table:table-cell>
          <table:table-cell office:value-type="string" calcext:value-type="string">
            <text:p>recipesuggester/api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ded rest_framework and api as app’s to installed apps</text:p>
          </table:table-cell>
          <table:table-cell office:value-type="string" calcext:value-type="string">
            <text:p>recipesuggester/settings.p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ython3 manage.py createsuperuse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dd router and empty path</text:p>
          </table:table-cell>
          <table:table-cell office:value-type="string" calcext:value-type="string">
            <text:p>api/url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it add 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it commit -m ‘Ready to build models’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it push origin mast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10:30:15.799997237</meta:creation-date>
    <meta:generator>LibreOffice/6.4.6.2$Linux_X86_64 LibreOffice_project/40$Build-2</meta:generator>
    <dc:date>2021-03-30T11:01:37.494925607</dc:date>
    <meta:editing-duration>PT31M19S</meta:editing-duration>
    <meta:editing-cycles>12</meta:editing-cycles>
    <meta:document-statistic meta:table-count="1" meta:cell-count="50" meta:object-count="0"/>
  </office:meta>
</office:document-meta>
</file>